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pranq eco sans" svg:font-family="'Spranq ec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25.513cm" fo:margin-left="-1.21cm" table:align="left" style:writing-mode="lr-tb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2.986cm"/>
    </style:style>
    <style:style style:name="Table2.C" style:family="table-column">
      <style:table-column-properties style:column-width="10.319cm"/>
    </style:style>
    <style:style style:name="Table2.D" style:family="table-column">
      <style:table-column-properties style:column-width="4.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08080" fo:padding-left="0.138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2.C1" style:family="table-cell">
      <style:table-cell-properties fo:background-color="#808080" fo:padding-left="0.138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le2.D1" style:family="table-cell">
      <style:table-cell-properties fo:background-color="#808080" fo:padding-left="0.138cm" fo:padding-right="0.191cm" fo:padding-top="0cm" fo:padding-bottom="0cm" fo:border-left="0.5pt solid #00000a" fo:border-right="0.5pt solid #00000a" fo:border-top="0.5pt solid #000001" fo:border-bottom="0.5pt solid #000001">
        <style:background-image/>
      </style:table-cell-properties>
    </style:style>
    <style:style style:name="Table2.A2" style:family="table-cell">
      <style:table-cell-properties fo:background-color="#ffffff" fo:padding-left="0.138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2.C2" style:family="table-cell">
      <style:table-cell-properties fo:background-color="#ffffff" fo:padding-left="0.138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le2.D2" style:family="table-cell">
      <style:table-cell-properties fo:background-color="#ffffff" fo:padding-left="0.138cm" fo:padding-right="0.191cm" fo:padding-top="0cm" fo:padding-bottom="0cm" fo:border-left="0.5pt solid #00000a" fo:border-right="0.5pt solid #00000a" fo:border-top="0.5pt solid #000001" fo:border-bottom="0.5pt solid #000001">
        <style:background-image/>
      </style:table-cell-properties>
    </style:style>
    <style:style style:name="Table2.A7" style:family="table-cell">
      <style:table-cell-properties fo:background-color="#ffffff" fo:padding-left="0.138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2.C7" style:family="table-cell">
      <style:table-cell-properties fo:background-color="#ffffff" fo:padding-left="0.138cm" fo:padding-right="0.191cm" fo:padding-top="0cm" fo:padding-bottom="0cm" fo:border-left="0.5pt solid #000001" fo:border-right="0.5pt solid #00000a" fo:border-top="none" fo:border-bottom="0.5pt solid #000001">
        <style:background-image/>
      </style:table-cell-properties>
    </style:style>
    <style:style style:name="Table2.D7" style:family="table-cell">
      <style:table-cell-properties fo:background-color="#ffffff" fo:padding-left="0.138cm" fo:padding-right="0.191cm" fo:padding-top="0cm" fo:padding-bottom="0cm" fo:border-left="0.5pt solid #00000a" fo:border-right="0.5pt solid #00000a" fo:border-top="none" fo:border-bottom="0.5pt solid #000001">
        <style:background-image/>
      </style:table-cell-properties>
    </style:style>
    <style:style style:name="P1" style:family="paragraph" style:parent-style-name="Padrão">
      <style:paragraph-properties fo:margin-top="0cm" fo:margin-bottom="0.353cm" style:line-height-at-least="0.176cm" fo:orphans="0" fo:widows="0" fo:hyphenation-ladder-count="no-limit">
        <style:tab-stops>
          <style:tab-stop style:position="1.249cm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PSDS_20_-_20_Corpo_20_de_20_Texto">
      <style:paragraph-properties fo:margin-left="1.101cm" fo:margin-right="0cm" fo:text-indent="1.251cm" style:auto-text-indent="false"/>
    </style:style>
    <style:style style:name="P3" style:family="paragraph" style:parent-style-name="PSDS_20_-_20_Corpo_20_de_20_Texto">
      <style:paragraph-properties fo:margin-left="2.521cm" fo:margin-right="0cm" fo:text-indent="0cm" style:auto-text-indent="false"/>
    </style:style>
    <style:style style:name="P4" style:family="paragraph" style:parent-style-name="PSDS_20_-_20_Marcadores_20_Nivel_20_1">
      <style:paragraph-properties>
        <style:tab-stops>
          <style:tab-stop style:position="0cm"/>
        </style:tab-stops>
      </style:paragraph-properties>
    </style:style>
    <style:style style:name="P5" style:family="paragraph" style:parent-style-name="Padrão">
      <style:paragraph-properties fo:margin-top="0cm" fo:margin-bottom="0.353cm" fo:text-align="center" style:justify-single-word="false"/>
      <style:text-properties fo:color="#000000" fo:font-size="10pt" fo:font-weight="bold" style:font-size-asian="10pt" style:font-weight-asian="bold" style:font-name-complex="Arial2" style:font-size-complex="10pt"/>
    </style:style>
    <style:style style:name="P6" style:family="paragraph" style:parent-style-name="Padrão">
      <style:paragraph-properties fo:margin-top="0cm" fo:margin-bottom="0.353cm"/>
      <style:text-properties fo:color="#000000" fo:font-size="10pt" fo:language="en" fo:country="US" fo:background-color="#ffffff" style:font-name-asian="DejaVu Sans" style:font-size-asian="10pt" style:language-asian="en" style:country-asian="US" style:font-name-complex="Lohit Hindi" style:font-size-complex="10pt" style:language-complex="hi" style:country-complex="IN"/>
    </style:style>
    <style:style style:name="P7" style:family="paragraph" style:parent-style-name="Padrão">
      <style:paragraph-properties fo:margin-top="0cm" fo:margin-bottom="0.353cm"/>
      <style:text-properties fo:color="#000000" fo:font-size="10pt" fo:background-color="#ffffff" style:font-size-asian="10pt" style:font-size-complex="10pt"/>
    </style:style>
    <style:style style:name="P8" style:family="paragraph" style:parent-style-name="Padrão">
      <style:paragraph-properties fo:margin-top="0cm" fo:margin-bottom="0.353cm" style:line-height-at-least="0.176cm" fo:orphans="0" fo:widows="0" fo:hyphenation-ladder-count="no-limit">
        <style:tab-stops>
          <style:tab-stop style:position="1.249cm"/>
        </style:tab-stops>
      </style:paragraph-properties>
      <style:text-properties fo:color="#000000" fo:font-size="10pt" style:font-size-asian="10pt" style:font-size-complex="10pt" fo:hyphenate="false" fo:hyphenation-remain-char-count="2" fo:hyphenation-push-char-count="2"/>
    </style:style>
    <style:style style:name="P9" style:family="paragraph" style:parent-style-name="Padrão">
      <style:paragraph-properties fo:margin-top="0cm" fo:margin-bottom="0.353cm" style:line-height-at-least="0.176cm" fo:orphans="0" fo:widows="0" fo:hyphenation-ladder-count="no-limit">
        <style:tab-stops>
          <style:tab-stop style:position="1.249cm"/>
        </style:tab-stops>
      </style:paragraph-properties>
      <style:text-properties fo:color="#000000" fo:hyphenate="false" fo:hyphenation-remain-char-count="2" fo:hyphenation-push-char-count="2"/>
    </style:style>
    <style:style style:name="P10" style:family="paragraph" style:parent-style-name="Padrão">
      <style:paragraph-properties fo:margin-top="0cm" fo:margin-bottom="0.353cm" style:line-height-at-least="0.176cm" fo:orphans="0" fo:widows="0" fo:hyphenation-ladder-count="no-limit">
        <style:tab-stops>
          <style:tab-stop style:position="1.249cm"/>
        </style:tab-stops>
      </style:paragraph-properties>
      <style:text-properties fo:color="#000000" fo:language="pt" fo:country="BR" fo:hyphenate="false" fo:hyphenation-remain-char-count="2" fo:hyphenation-push-char-count="2"/>
    </style:style>
    <style:style style:name="P11" style:family="paragraph" style:parent-style-name="Padrão">
      <style:paragraph-properties fo:margin-top="0cm" fo:margin-bottom="0.353cm"/>
      <style:text-properties fo:background-color="#ffffff"/>
    </style:style>
    <style:style style:name="P12" style:family="paragraph" style:parent-style-name="Padrão">
      <style:paragraph-properties fo:margin-top="0cm" fo:margin-bottom="0.353cm" style:line-height-at-least="0.176cm" fo:orphans="0" fo:widows="0" fo:hyphenation-ladder-count="no-limit">
        <style:tab-stops>
          <style:tab-stop style:position="1.249cm"/>
        </style:tab-stops>
      </style:paragraph-properties>
      <style:text-properties fo:language="pt" fo:country="BR" fo:hyphenate="false" fo:hyphenation-remain-char-count="2" fo:hyphenation-push-char-count="2"/>
    </style:style>
    <style:style style:name="P13" style:family="paragraph" style:parent-style-name="Padrão">
      <style:text-properties fo:color="#000000" fo:font-size="10pt" fo:background-color="#ffffff" style:font-size-asian="10pt" style:font-size-complex="10pt"/>
    </style:style>
    <style:style style:name="P14" style:family="paragraph" style:parent-style-name="PSDS_20_-_20_Corpo_20_de_20_Texto" style:master-page-name="Standard">
      <style:paragraph-properties fo:margin-left="0cm" fo:margin-right="0cm" fo:text-indent="0cm" style:auto-text-indent="false" style:page-number="auto"/>
      <style:text-properties style:font-name="Arial1" style:font-name-complex="Arial2"/>
    </style:style>
    <style:style style:name="P15" style:family="paragraph" style:parent-style-name="PSDS_20_-_20_Corpo_20_de_20_Texto" style:list-style-name="WWNum4"/>
    <style:style style:name="P16" style:family="paragraph" style:parent-style-name="PSDS_20_-_20_Corpo_20_de_20_Texto">
      <style:paragraph-properties fo:margin-left="2.521cm" fo:margin-right="0cm" fo:text-indent="0cm" style:auto-text-indent="false"/>
      <style:text-properties style:text-line-through-style="solid" fo:font-size="8pt" fo:font-style="italic" fo:background-color="#ffff00" style:font-size-asian="8pt" style:font-style-asian="italic" style:font-size-complex="9pt"/>
    </style:style>
    <style:style style:name="P17" style:family="paragraph" style:parent-style-name="PSDS_20_-_20_Cabecalho">
      <style:paragraph-properties fo:margin-left="-1.217cm" fo:margin-right="-1.976cm" fo:margin-top="0cm" fo:margin-bottom="0.353cm" style:line-height-at-least="0.42cm" fo:text-indent="-0.053cm" style:auto-text-indent="false" text:number-lines="false" text:line-number="0">
        <style:tab-stops>
          <style:tab-stop style:position="11.917cm" style:type="right"/>
          <style:tab-stop style:position="13.134cm" style:type="right"/>
          <style:tab-stop style:position="14.351cm" style:type="right"/>
          <style:tab-stop style:position="15.568cm" style:type="right"/>
          <style:tab-stop style:position="16.785cm" style:type="right"/>
          <style:tab-stop style:position="18.002cm" style:type="right"/>
        </style:tab-stops>
      </style:paragraph-properties>
      <style:text-properties style:font-name="Arial1" fo:font-size="8pt" style:font-size-asian="8pt" style:font-name-complex="Arial2" style:font-size-complex="8pt"/>
    </style:style>
    <style:style style:name="P18" style:family="paragraph" style:parent-style-name="PSDS_20_-_20_Marcadores_20_Nivel_20_1" style:list-style-name="WWNum1">
      <style:text-properties style:font-name="Arial1" style:font-name-complex="Arial2"/>
    </style:style>
    <style:style style:name="P19" style:family="paragraph" style:parent-style-name="PSDS_20_-_20_Marcadores_20_Nivel_20_1" style:list-style-name="WWNum1">
      <style:paragraph-properties fo:margin-top="0cm" fo:margin-bottom="0.353cm" style:line-height-at-least="0.176cm" fo:text-align="justify" style:justify-single-word="false" fo:orphans="2" fo:widows="2" fo:hyphenation-ladder-count="no-limit"/>
      <style:text-properties fo:color="#00000a" style:font-name="Arial1" fo:font-size="12pt" fo:language="en" fo:country="US" style:font-name-asian="DejaVu Sans" style:font-size-asian="12pt" style:language-asian="en" style:country-asian="US" style:font-name-complex="Arial2" style:font-size-complex="12pt" fo:hyphenate="false" fo:hyphenation-remain-char-count="2" fo:hyphenation-push-char-count="2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background-color="#ffffff" style:font-name-complex="Arial2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/>
    </style:style>
    <style:style style:name="T5" style:family="text">
      <style:text-properties fo:color="#000000" fo:font-size="10pt" fo:font-weight="bold" fo:background-color="#ffffff" style:font-size-asian="10pt" style:font-weight-asian="bold" style:font-size-complex="10pt"/>
    </style:style>
    <style:style style:name="T6" style:family="text">
      <style:text-properties fo:color="#000000" fo:font-size="10pt" fo:background-color="#ffffff" style:font-size-asian="10pt" style:font-size-complex="10pt"/>
    </style:style>
    <style:style style:name="T7" style:family="text">
      <style:text-properties fo:color="#000000" fo:font-size="10pt" fo:font-weight="normal" fo:background-color="#ffffff" style:font-name-asian="Times New Roman1" style:font-size-asian="10pt" style:font-weight-asian="normal" style:font-name-complex="Arial2" style:font-size-complex="10pt" style:font-weight-complex="normal"/>
    </style:style>
    <style:style style:name="T8" style:family="text">
      <style:text-properties fo:color="#000000" style:font-name="Calibri" fo:font-size="10pt" style:font-name-asian="Calibri1" style:font-size-asian="10pt" style:font-name-complex="Calibri1" style:font-size-complex="10pt"/>
    </style:style>
    <style:style style:name="T9" style:family="text">
      <style:text-properties fo:language="pt" fo:country="B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/text:p>
      <text:list xml:id="list16241800191" text:style-name="WWNum1">
        <text:list-item>
          <text:p text:style-name="P19">Regras de Entrada de Dados</text:p>
        </text:list-item>
      </text:list>
      <text:p text:style-name="P4"/>
      <text:list xml:id="list1329013647" text:continue-numbering="true" text:style-name="WWNum1">
        <text:list-item>
          <text:list>
            <text:list-item>
              <text:p text:style-name="P18">UBS</text:p>
            </text:list-item>
          </text:list>
        </text:list-item>
      </text:list>
      <text:p text:style-name="P2"/>
      <text:list xml:id="list1693425597" text:style-name="WWNum4">
        <text:list-item>
          <text:p text:style-name="P15"><text:span text:style-name="T1">O arquivo </text:span><text:span text:style-name="T2">“UBS.csv” </text:span><text:span text:style-name="T1">deverá trazer os dados relacionados a seguir:</text:span>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5">Nome do campo</text:p>
            </table:table-cell>
            <table:table-cell table:style-name="Table2.A1" office:value-type="string">
              <text:p text:style-name="P5">Rótulo do campo CSV</text:p>
            </table:table-cell>
            <table:table-cell table:style-name="Table2.C1" office:value-type="string">
              <text:p text:style-name="P5">Descrição</text:p>
            </table:table-cell>
            <table:table-cell table:style-name="Table2.D1" office:value-type="string">
              <text:p text:style-name="P5">Características do campo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1">Latitude</text:p>
          </table:table-cell>
          <table:table-cell table:style-name="Table2.A2" office:value-type="string">
            <text:p text:style-name="P11">vlr_latitude</text:p>
          </table:table-cell>
          <table:table-cell table:style-name="Table2.C2" office:value-type="string">
            <text:p text:style-name="P13">Representa a latitude em formato decimal. Considerar valores negativos.</text:p>
            <text:p text:style-name="P6">O sistema de referência espacial é o EPSG:4326.</text:p>
          </table:table-cell>
          <table:table-cell table:style-name="Table2.D2" office:value-type="string">
            <text:p text:style-name="Padrão"><text:span text:style-name="T5">Tipo: </text:span><text:span text:style-name="T6">Numérico</text:span></text:p>
            <text:p text:style-name="Padrão"><text:span text:style-name="T5">Obrig: </text:span><text:span text:style-name="T6">N</text:span></text:p>
            <text:p text:style-name="Padrão"><text:span text:style-name="T5">Formato: </text:span><text:span text:style-name="T7">-15.841038</text:span></text:p>
            <text:p text:style-name="Padrão"><text:span text:style-name="T5">Tamanho: </text:span><text:span text:style-name="T6">Não se aplica</text:span></text:p>
            <text:p text:style-name="Padrão"><text:span text:style-name="T5">Domínio: </text:span><text:span text:style-name="T6">Não se aplica</text:span></text:p>
            <text:p text:style-name="P1"><text:span text:style-name="T5">Filtro: </text:span><text:span text:style-name="T6">N</text:span></text:p>
          </table:table-cell>
        </table:table-row>
        <table:table-row table:style-name="Table2.1">
          <table:table-cell table:style-name="Table2.A2" office:value-type="string">
            <text:p text:style-name="P7">Longitude</text:p>
          </table:table-cell>
          <table:table-cell table:style-name="Table2.A2" office:value-type="string">
            <text:p text:style-name="P11">vlr_longitude</text:p>
          </table:table-cell>
          <table:table-cell table:style-name="Table2.C2" office:value-type="string">
            <text:p text:style-name="P13">Representa a longitude em formato decimal. Considerar valores negativos.</text:p>
            <text:p text:style-name="P6">O sistema de referência espacial é o EPSG:4326.</text:p>
          </table:table-cell>
          <table:table-cell table:style-name="Table2.D2" office:value-type="string">
            <text:p text:style-name="Padrão"><text:span text:style-name="T5">Tipo: </text:span><text:span text:style-name="T6">Numérico</text:span></text:p>
            <text:p text:style-name="Padrão"><text:span text:style-name="T5">Obrig: </text:span><text:span text:style-name="T6">N</text:span></text:p>
            <text:p text:style-name="Padrão"><text:span text:style-name="T5">Formato: </text:span><text:span text:style-name="T7">-15.841038</text:span></text:p>
            <text:p text:style-name="Padrão"><text:span text:style-name="T5">Tamanho: </text:span><text:span text:style-name="T6">Não se aplica</text:span></text:p>
            <text:p text:style-name="Padrão"><text:span text:style-name="T5">Domínio: </text:span><text:span text:style-name="T6">Não se aplica</text:span></text:p>
            <text:p text:style-name="P1"><text:span text:style-name="T5">Filtro: </text:span><text:span text:style-name="T6">N</text:span></text:p>
          </table:table-cell>
        </table:table-row>
        <table:table-row table:style-name="Table2.1">
          <table:table-cell table:style-name="Table2.A2" office:value-type="string">
            <text:p text:style-name="P1">Código do Município</text:p>
          </table:table-cell>
          <table:table-cell table:style-name="Table2.A2" office:value-type="string">
            <text:p text:style-name="P1">cod_munic</text:p>
          </table:table-cell>
          <table:table-cell table:style-name="Table2.C2" office:value-type="string">
            <text:p text:style-name="P8">Representa o código IBGE do município.</text:p>
          </table:table-cell>
          <table:table-cell table:style-name="Table2.D2" office:value-type="string">
            <text:p text:style-name="Padrão"><text:span text:style-name="T4">Tipo: </text:span><text:span text:style-name="T3">Numérico</text:span></text:p>
            <text:p text:style-name="Padrão"><text:span text:style-name="T4">Obrig:</text:span><text:span text:style-name="T3"> S</text:span></text:p>
            <text:p text:style-name="Padrão"><text:span text:style-name="T4">Formato: </text:span><text:span text:style-name="T3">Não se aplica</text:span></text:p>
            <text:p text:style-name="Padrão"><text:span text:style-name="T4">Tamanho: </text:span><text:span text:style-name="T3">7 caracteres</text:span></text:p>
            <text:p text:style-name="Padrão"><text:soft-page-break/><text:span text:style-name="T8">O 7º</text:span><text:span text:style-name="T3"> dígito dos códigos IBGE é verificador e nem sempre são fornecidos pelo Ministério da Saúde. Apenas 6 dígitos são obrigatórios</text:span></text:p>
            <text:p text:style-name="Padrão"><text:span text:style-name="T4">Domínio: </text:span><text:span text:style-name="T3">Não se aplica</text:span></text:p>
            <text:p text:style-name="P1"><text:span text:style-name="T4">Filtro: </text:span><text:span text:style-name="T3">N </text:span></text:p>
          </table:table-cell>
        </table:table-row>
        <table:table-row table:style-name="Table2.1">
          <table:table-cell table:style-name="Table2.A2" office:value-type="string">
            <text:p text:style-name="P1"><text:span text:style-name="T9"><text:line-break/></text:span>Código CNES</text:p>
          </table:table-cell>
          <table:table-cell table:style-name="Table2.A2" office:value-type="string">
            <text:p text:style-name="P1">cod_cnes</text:p>
          </table:table-cell>
          <table:table-cell table:style-name="Table2.C2" office:value-type="string">
            <text:p text:style-name="P9">Representa o código CNES</text:p>
          </table:table-cell>
          <table:table-cell table:style-name="Table2.D2" office:value-type="string">
            <text:p text:style-name="Padrão"><text:span text:style-name="T4">Tipo: </text:span><text:span text:style-name="T3">Numérico</text:span></text:p>
            <text:p text:style-name="Padrão"><text:span text:style-name="T4">Obrig:</text:span><text:span text:style-name="T3"> S</text:span></text:p>
            <text:p text:style-name="Padrão"><text:span text:style-name="T4">Formato: </text:span><text:span text:style-name="T3">Não se aplica</text:span></text:p>
            <text:p text:style-name="Padrão"><text:span text:style-name="T4">Tamanho: </text:span><text:span text:style-name="T3">Não se aplica</text:span></text:p>
            <text:p text:style-name="Padrão"><text:span text:style-name="T4">Domínio: </text:span><text:span text:style-name="T3">Não se aplica</text:span></text:p>
            <text:p text:style-name="P1"><text:span text:style-name="T4">Filtro: </text:span><text:span text:style-name="T3">S</text:span></text:p>
          </table:table-cell>
        </table:table-row>
        <table:table-row table:style-name="Table2.1">
          <table:table-cell table:style-name="Table2.A2" office:value-type="string">
            <text:p text:style-name="P12">Nome do Estabelecimento</text:p>
          </table:table-cell>
          <table:table-cell table:style-name="Table2.A2" office:value-type="string">
            <text:p text:style-name="P1">nom_estab<text:line-break/></text:p>
          </table:table-cell>
          <table:table-cell table:style-name="Table2.C2" office:value-type="string">
            <text:p text:style-name="P10">Representa o nome do estabelecimento.</text:p>
          </table:table-cell>
          <table:table-cell table:style-name="Table2.D2" office:value-type="string">
            <text:p text:style-name="Padrão"><text:span text:style-name="T4">Tipo: </text:span><text:span text:style-name="T3">Texto</text:span></text:p>
            <text:p text:style-name="Padrão"><text:span text:style-name="T4">Obrig:</text:span><text:span text:style-name="T3"> S</text:span></text:p>
            <text:p text:style-name="Padrão"><text:span text:style-name="T4">Formato: </text:span><text:span text:style-name="T3">Não se aplica</text:span></text:p>
            <text:p text:style-name="Padrão"><text:span text:style-name="T4">Tamanho: </text:span><text:span text:style-name="T3">Não se aplica</text:span></text:p>
            <text:p text:style-name="Padrão"><text:span text:style-name="T4">Domínio: </text:span><text:span text:style-name="T3">Não se aplica</text:span><text:span text:style-name="T4"> </text:span></text:p>
            <text:p text:style-name="P1"><text:span text:style-name="T4">Filtro: </text:span><text:span text:style-name="T3">S</text:span></text:p>
          </table:table-cell>
        </table:table-row>
        <table:table-row table:style-name="Table2.1">
          <table:table-cell table:style-name="Table2.A7" office:value-type="string">
            <text:p text:style-name="P12">Endereço</text:p>
          </table:table-cell>
          <table:table-cell table:style-name="Table2.A7" office:value-type="string">
            <text:p text:style-name="P1">dsc_endereco<text:line-break/></text:p>
          </table:table-cell>
          <table:table-cell table:style-name="Table2.C7" office:value-type="string">
            <text:p text:style-name="P10">Representa o endereço da unidade.</text:p>
          </table:table-cell>
          <table:table-cell table:style-name="Table2.D7" office:value-type="string">
            <text:p text:style-name="Padrão"><text:span text:style-name="T4">Tipo: </text:span><text:span text:style-name="T3">Texto</text:span></text:p>
            <text:p text:style-name="Padrão"><text:span text:style-name="T4">Obrig:</text:span><text:span text:style-name="T3"> N</text:span></text:p>
            <text:p text:style-name="Padrão"><text:span text:style-name="T4">Formato: </text:span><text:span text:style-name="T3">Não se aplica</text:span></text:p>
            <text:p text:style-name="Padrão"><text:soft-page-break/><text:span text:style-name="T4">Tamanho: </text:span><text:span text:style-name="T3">Não se aplica</text:span></text:p>
            <text:p text:style-name="Padrão"><text:span text:style-name="T4">Domínio: </text:span><text:span text:style-name="T3">Não se aplica</text:span><text:span text:style-name="T4"> </text:span></text:p>
            <text:p text:style-name="P1"><text:span text:style-name="T4">Filtro: </text:span><text:span text:style-name="T3">N</text:span></text:p>
          </table:table-cell>
        </table:table-row>
        <table:table-row table:style-name="Table2.1">
          <table:table-cell table:style-name="Table2.A7" office:value-type="string">
            <text:p text:style-name="P12">Bairro</text:p>
          </table:table-cell>
          <table:table-cell table:style-name="Table2.A7" office:value-type="string">
            <text:p text:style-name="P1">dsc_bairro<text:line-break/></text:p>
          </table:table-cell>
          <table:table-cell table:style-name="Table2.C7" office:value-type="string">
            <text:p text:style-name="P10">Representa o nome do Bairro.</text:p>
          </table:table-cell>
          <table:table-cell table:style-name="Table2.D7" office:value-type="string">
            <text:p text:style-name="Padrão"><text:span text:style-name="T4">Tipo: </text:span><text:span text:style-name="T3">Texto</text:span></text:p>
            <text:p text:style-name="Padrão"><text:span text:style-name="T4">Obrig:</text:span><text:span text:style-name="T3"> N</text:span></text:p>
            <text:p text:style-name="Padrão"><text:span text:style-name="T4">Formato: </text:span><text:span text:style-name="T3">Não se aplica</text:span></text:p>
            <text:p text:style-name="Padrão"><text:span text:style-name="T4">Tamanho: </text:span><text:span text:style-name="T3">Não se aplica</text:span></text:p>
            <text:p text:style-name="Padrão"><text:span text:style-name="T4">Domínio: </text:span><text:span text:style-name="T3">Não se aplica</text:span><text:span text:style-name="T4"> </text:span></text:p>
            <text:p text:style-name="P1"><text:span text:style-name="T4">Filtro: </text:span><text:span text:style-name="T3">N</text:span></text:p>
          </table:table-cell>
        </table:table-row>
        <table:table-row table:style-name="Table2.1">
          <table:table-cell table:style-name="Table2.A7" office:value-type="string">
            <text:p text:style-name="P1">Cidade</text:p>
          </table:table-cell>
          <table:table-cell table:style-name="Table2.A7" office:value-type="string">
            <text:p text:style-name="P1">dsc_cidade</text:p>
          </table:table-cell>
          <table:table-cell table:style-name="Table2.C7" office:value-type="string">
            <text:p text:style-name="P1">Representa o nome da cidade</text:p>
          </table:table-cell>
          <table:table-cell table:style-name="Table2.D7" office:value-type="string">
            <text:p text:style-name="Padrão"><text:span text:style-name="T4">Tipo: </text:span><text:span text:style-name="T3">Texto</text:span></text:p>
            <text:p text:style-name="Padrão"><text:span text:style-name="T4">Obrig:</text:span><text:span text:style-name="T3"> N</text:span></text:p>
            <text:p text:style-name="Padrão"><text:span text:style-name="T4">Formato: </text:span><text:span text:style-name="T3">Não se aplica</text:span></text:p>
            <text:p text:style-name="Padrão"><text:span text:style-name="T4">Tamanho: </text:span><text:span text:style-name="T3">Não se aplica</text:span></text:p>
            <text:p text:style-name="Padrão"><text:span text:style-name="T4">Domínio: </text:span><text:span text:style-name="T3">Não se aplica</text:span><text:span text:style-name="T4"> </text:span></text:p>
            <text:p text:style-name="P1"><text:span text:style-name="T4">Filtro: </text:span><text:span text:style-name="T3">N</text:span></text:p>
          </table:table-cell>
        </table:table-row>
        <table:table-row table:style-name="Table2.1">
          <table:table-cell table:style-name="Table2.A7" office:value-type="string">
            <text:p text:style-name="P1">Telefone</text:p>
          </table:table-cell>
          <table:table-cell table:style-name="Table2.A7" office:value-type="string">
            <text:p text:style-name="P1">dsc_telefone</text:p>
          </table:table-cell>
          <table:table-cell table:style-name="Table2.C7" office:value-type="string">
            <text:p text:style-name="P1">Representa o número do telefone</text:p>
          </table:table-cell>
          <table:table-cell table:style-name="Table2.D7" office:value-type="string">
            <text:p text:style-name="Padrão"><text:span text:style-name="T4">Tipo: </text:span><text:span text:style-name="T3">Texto</text:span></text:p>
            <text:p text:style-name="Padrão"><text:span text:style-name="T4">Obrig:</text:span><text:span text:style-name="T3"> N</text:span></text:p>
            <text:p text:style-name="Padrão"><text:span text:style-name="T4">Formato: </text:span><text:span text:style-name="T3">Não se aplica</text:span></text:p>
            <text:p text:style-name="Padrão"><text:span text:style-name="T4">Tamanho: </text:span><text:span text:style-name="T3">Não se aplica</text:span></text:p>
            <text:p text:style-name="Padrão"><text:span text:style-name="T4">Domínio: </text:span><text:span text:style-name="T3">Não se aplica</text:span><text:span text:style-name="T4"> </text:span></text:p>
            <text:p text:style-name="P1"><text:soft-page-break/><text:span text:style-name="T4">Filtro: </text:span><text:span text:style-name="T3">N</text:span></text:p>
          </table:table-cell>
        </table:table-row>
        <table:table-row table:style-name="Table2.1">
          <table:table-cell table:style-name="Table2.A7" office:value-type="string">
            <text:p text:style-name="P1">Situação em relação a estrutura física e ambiência</text:p>
          </table:table-cell>
          <table:table-cell table:style-name="Table2.A7" office:value-type="string">
            <text:p text:style-name="P1">dsc_estrut_fisic_ambiencia </text:p>
          </table:table-cell>
          <table:table-cell table:style-name="Table2.C7" office:value-type="string">
            <text:p text:style-name="P1">Informa a situação em relação a estrutura física e ambiência</text:p>
          </table:table-cell>
          <table:table-cell table:style-name="Table2.D7" office:value-type="string">
            <text:p text:style-name="Padrão"><text:span text:style-name="T4">Tipo: </text:span><text:span text:style-name="T3">Texto</text:span></text:p>
            <text:p text:style-name="Padrão"><text:span text:style-name="T4">Obrig:</text:span><text:span text:style-name="T3"> N</text:span></text:p>
            <text:p text:style-name="Padrão"><text:span text:style-name="T4">Formato: </text:span><text:span text:style-name="T3">Não se aplica</text:span></text:p>
            <text:p text:style-name="Padrão"><text:span text:style-name="T4">Tamanho: </text:span><text:span text:style-name="T3">Não se aplica</text:span></text:p>
            <text:p text:style-name="Padrão"><text:span text:style-name="T4">Domínio: </text:span><text:span text:style-name="T3">Não se aplica</text:span><text:span text:style-name="T4"> </text:span></text:p>
            <text:p text:style-name="P1"><text:span text:style-name="T4">Filtro: </text:span><text:span text:style-name="T3">N</text:span></text:p>
          </table:table-cell>
        </table:table-row>
        <table:table-row table:style-name="Table2.1">
          <table:table-cell table:style-name="Table2.A7" office:value-type="string">
            <text:p text:style-name="P1">Situação em relação a adaptações para deficientes e idosos</text:p>
          </table:table-cell>
          <table:table-cell table:style-name="Table2.A7" office:value-type="string">
            <text:p text:style-name="P1">dsc_adap_defic_fisic_idosos </text:p>
          </table:table-cell>
          <table:table-cell table:style-name="Table2.C7" office:value-type="string">
            <text:p text:style-name="P1">Informa a situação em relação a adaptações para deficientes e idosos</text:p>
          </table:table-cell>
          <table:table-cell table:style-name="Table2.D7" office:value-type="string">
            <text:p text:style-name="Padrão"><text:span text:style-name="T4">Tipo: </text:span><text:span text:style-name="T3">Texto</text:span></text:p>
            <text:p text:style-name="Padrão"><text:span text:style-name="T4">Obrig:</text:span><text:span text:style-name="T3"> N</text:span></text:p>
            <text:p text:style-name="Padrão"><text:span text:style-name="T4">Formato: </text:span><text:span text:style-name="T3">Não se aplica</text:span></text:p>
            <text:p text:style-name="Padrão"><text:span text:style-name="T4">Tamanho: </text:span><text:span text:style-name="T3">Não se aplica</text:span></text:p>
            <text:p text:style-name="Padrão"><text:span text:style-name="T4">Domínio: </text:span><text:span text:style-name="T3">Não se aplica</text:span><text:span text:style-name="T4"> </text:span></text:p>
            <text:p text:style-name="P1"><text:span text:style-name="T4">Filtro: </text:span><text:span text:style-name="T3">N</text:span></text:p>
          </table:table-cell>
        </table:table-row>
        <table:table-row table:style-name="Table2.1">
          <table:table-cell table:style-name="Table2.A7" office:value-type="string">
            <text:p text:style-name="P1">Situação em relação aos equipamentos</text:p>
          </table:table-cell>
          <table:table-cell table:style-name="Table2.A7" office:value-type="string">
            <text:p text:style-name="P1">dsc_equipamentos </text:p>
          </table:table-cell>
          <table:table-cell table:style-name="Table2.C7" office:value-type="string">
            <text:p text:style-name="P1">Informa a situação em relação aos equipamentos</text:p>
          </table:table-cell>
          <table:table-cell table:style-name="Table2.D7" office:value-type="string">
            <text:p text:style-name="Padrão"><text:span text:style-name="T4">Tipo: </text:span><text:span text:style-name="T3">Texto</text:span></text:p>
            <text:p text:style-name="Padrão"><text:span text:style-name="T4">Obrig:</text:span><text:span text:style-name="T3"> N</text:span></text:p>
            <text:p text:style-name="Padrão"><text:span text:style-name="T4">Formato: </text:span><text:span text:style-name="T3">Não se aplica</text:span></text:p>
            <text:p text:style-name="Padrão"><text:span text:style-name="T4">Tamanho: </text:span><text:span text:style-name="T3">Não se aplica</text:span></text:p>
            <text:p text:style-name="Padrão"><text:span text:style-name="T4">Domínio: </text:span><text:span text:style-name="T3">Não se aplica</text:span><text:span text:style-name="T4"> </text:span></text:p>
            <text:p text:style-name="P1"><text:span text:style-name="T4">Filtro: </text:span><text:span text:style-name="T3">N</text:span></text:p>
          </table:table-cell>
        </table:table-row>
        <table:table-row table:style-name="Table2.1">
          <table:table-cell table:style-name="Table2.A7" office:value-type="string">
            <text:p text:style-name="P1">Situação em relação aos Mediacamentos</text:p>
          </table:table-cell>
          <table:table-cell table:style-name="Table2.A7" office:value-type="string">
            <text:p text:style-name="P1">dsc_medicamentos</text:p>
          </table:table-cell>
          <table:table-cell table:style-name="Table2.C7" office:value-type="string">
            <text:p text:style-name="P1">Informa a Situação em relação aos medicamentos</text:p>
          </table:table-cell>
          <table:table-cell table:style-name="Table2.D7" office:value-type="string">
            <text:p text:style-name="Padrão"><text:span text:style-name="T4">Tipo: </text:span><text:span text:style-name="T3">Texto</text:span></text:p>
            <text:p text:style-name="Padrão"><text:soft-page-break/><text:span text:style-name="T4">Obrig:</text:span><text:span text:style-name="T3"> N</text:span></text:p>
            <text:p text:style-name="Padrão"><text:span text:style-name="T4">Formato: </text:span><text:span text:style-name="T3">Não se aplica</text:span></text:p>
            <text:p text:style-name="Padrão"><text:span text:style-name="T4">Tamanho: </text:span><text:span text:style-name="T3">Não se aplica</text:span></text:p>
            <text:p text:style-name="Padrão"><text:span text:style-name="T4">Domínio: </text:span><text:span text:style-name="T3">Não se aplica</text:span><text:span text:style-name="T4"> </text:span></text:p>
            <text:p text:style-name="P1"><text:span text:style-name="T4">Filtro: </text:span><text:span text:style-name="T3">N</text:span></text:p>
          </table:table-cell>
        </table:table-row>
      </table:table>
      <text:p text:style-name="P3"/>
      <text:p text:style-name="P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pranq eco sans" svg:font-family="'Spranq ec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Default_20_Style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Default_20_Style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Default_20_Style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Default_20_Style" style:display-name="Default Style" style:family="paragraph" style:default-outline-level="">
      <style:paragraph-properties fo:orphans="0" fo:widows="0" fo:hyphenation-ladder-count="no-limit" style:writing-mode="lr-tb"/>
      <style:text-properties fo:color="#00000a" style:font-name="Times New Roman" fo:font-size="12pt" fo:language="pt" fo:country="BR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Text_20_Body" style:display-name="Text Body" style:family="paragraph" style:parent-style-name="Default_20_Style" style:default-outline-level="">
      <style:paragraph-properties fo:margin-top="0cm" fo:margin-bottom="0.212cm"/>
    </style:style>
    <style:style style:name="Padrão" style:family="paragraph" style:default-outline-level="">
      <style:paragraph-properties fo:margin-top="0cm" fo:margin-bottom="0.353cm" style:line-height-at-least="0.176cm" fo:orphans="0" fo:widows="0" fo:hyphenation-ladder-count="no-limit" style:writing-mode="lr-tb">
        <style:tab-stops>
          <style:tab-stop style:position="1.249cm"/>
        </style:tab-stops>
      </style:paragraph-properties>
      <style:text-properties fo:color="#00000a" style:font-name="Arial1" fo:font-size="12pt" fo:language="en" fo:country="US" style:font-name-asian="DejaVu Sans" style:font-size-asian="12pt" style:language-asian="en" style:country-asian="US" style:font-name-complex="Lohit Hindi" style:font-size-complex="12pt" style:language-complex="hi" style:country-complex="IN" fo:hyphenate="false" fo:hyphenation-remain-char-count="2" fo:hyphenation-push-char-count="2"/>
    </style:style>
    <style:style style:name="Título_20_1" style:display-name="Título 1" style:family="paragraph" style:parent-style-name="Padrão" style:default-outline-level="">
      <style:paragraph-properties fo:margin="100%" fo:margin-left="0.762cm" fo:margin-right="0cm" fo:margin-top="0.423cm" fo:margin-bottom="0.212cm" fo:text-indent="-0.762cm" style:auto-text-indent="false" fo:keep-with-next="always">
        <style:tab-stops>
          <style:tab-stop style:position="6.096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ítulo_20_2" style:display-name="Título 2" style:family="paragraph" style:parent-style-name="Padrão" style:default-outline-level="">
      <style:paragraph-properties fo:margin="100%" fo:margin-left="1.016cm" fo:margin-right="0cm" fo:margin-top="0.423cm" fo:margin-bottom="0.212cm" fo:text-indent="-1.016cm" style:auto-text-indent="false" fo:keep-with-next="always">
        <style:tab-stops>
          <style:tab-stop style:position="8.128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" style:family="paragraph" style:parent-style-name="Padrão" style:default-outline-level="">
      <style:paragraph-properties fo:margin-top="0.423cm" fo:margin-bottom="0.212cm" fo:keep-with-next="always"/>
      <style:text-properties style:font-name="Arial1" fo:font-size="14pt" style:font-name-asian="WenQuanYi Micro Hei" style:font-size-asian="14pt" style:font-name-complex="Lohit Hindi" style:font-size-complex="14pt"/>
    </style:style>
    <style:style style:name="Corpo_20_de_20_texto" style:display-name="Corpo de texto" style:family="paragraph" style:parent-style-name="Padrão" style:default-outline-level="">
      <style:paragraph-properties fo:margin-top="0cm" fo:margin-bottom="0.212cm"/>
    </style:style>
    <style:style style:name="Lista" style:family="paragraph" style:parent-style-name="Corpo_20_de_20_texto" style:default-outline-level="">
      <style:text-properties style:font-name-complex="Lohit Hindi"/>
    </style:style>
    <style:style style:name="Legenda" style:family="paragraph" style:parent-style-name="Padrão" style:default-outline-level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Índice" style:family="paragraph" style:parent-style-name="Padrão" style:default-outline-level="">
      <style:paragraph-properties text:number-lines="false" text:line-number="0"/>
      <style:text-properties style:font-name-complex="Lohit Hindi"/>
    </style:style>
    <style:style style:name="Subtítulo" style:family="paragraph" style:parent-style-name="Padrão" style:default-outline-level="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Padrão" style:default-outline-level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tyle-complex="italic"/>
    </style:style>
    <style:style style:name="PSDS_20_-_20_Corpo_20_de_20_Texto" style:display-name="PSDS - Corpo de Texto" style:family="paragraph" style:parent-style-name="Padrão" style:default-outline-level="">
      <style:paragraph-properties fo:margin="100%" fo:margin-left="0cm" fo:margin-right="0cm" fo:margin-top="0cm" fo:margin-bottom="0cm" fo:text-align="justify" style:justify-single-word="false" fo:orphans="2" fo:widows="2" fo:text-indent="1.251cm" style:auto-text-indent="false"/>
      <style:text-properties style:font-name="Spranq eco sans"/>
    </style:style>
    <style:style style:name="PSDS_20_-_20_Rodape" style:display-name="PSDS - Rodape" style:family="paragraph" style:parent-style-name="Padrão" style:default-outline-level="">
      <style:paragraph-properties fo:margin-top="0.3cm" fo:margin-bottom="0cm" fo:padding="0cm" fo:border-left="0.74pt solid #000001" fo:border-right="0.74pt solid #000001" fo:border-top="0.51pt solid #000001" fo:border-bottom="0.74pt solid #000001" text:number-lines="false" text:line-number="0">
        <style:tab-stops>
          <style:tab-stop style:position="8.901cm" style:type="center"/>
          <style:tab-stop style:position="18.002cm" style:type="right"/>
        </style:tab-stops>
      </style:paragraph-properties>
      <style:text-properties style:font-name="Spranq eco sans" fo:font-size="8pt" style:font-size-asian="8pt"/>
    </style:style>
    <style:style style:name="PSDS_20_-_20_Cabecalho" style:display-name="PSDS - Cabecalho" style:family="paragraph" style:parent-style-name="Padrão" style:default-outline-level="">
      <style:paragraph-properties style:line-height-at-least="0.42cm" text:number-lines="false" text:line-number="0">
        <style:tab-stops>
          <style:tab-stop style:position="18.002cm" style:type="right"/>
        </style:tab-stops>
      </style:paragraph-properties>
      <style:text-properties style:font-name="Spranq eco sans" fo:font-weight="bold" style:font-weight-asian="bold"/>
    </style:style>
    <style:style style:name="PSDS_20_-_20_Nome_20_do_20_Caso_20_de_20_Uso" style:display-name="PSDS - Nome do Caso de Uso" style:family="paragraph" style:parent-style-name="Título_20_2" style:default-outline-level="">
      <style:paragraph-properties fo:margin="100%" fo:margin-left="0cm" fo:margin-right="0cm" fo:margin-top="0.42cm" fo:margin-bottom="0cm" fo:text-indent="0cm" style:auto-text-indent="false"/>
      <style:text-properties style:font-name="Spranq eco sans" fo:font-style="normal" style:font-style-asian="normal" style:font-weight-complex="normal"/>
    </style:style>
    <style:style style:name="PSDS_20_-_20_Titulo" style:display-name="PSDS - Titulo" style:family="paragraph" style:parent-style-name="Título_20_1" style:default-outline-level="">
      <style:paragraph-properties fo:margin="100%" fo:margin-left="0cm" fo:margin-right="0cm" fo:margin-top="0.423cm" fo:margin-bottom="0.423cm" fo:text-indent="0cm" style:auto-text-indent="false"/>
      <style:text-properties style:font-name="Spranq eco sans" fo:font-size="22pt" style:font-size-asian="22pt"/>
    </style:style>
    <style:style style:name="PSDS_20_-_20_Titulo_20_de_20_tabela" style:display-name="PSDS - Titulo de tabela" style:family="paragraph" style:parent-style-name="Padrão" style:default-outline-level="">
      <style:paragraph-properties fo:text-align="center" style:justify-single-word="false" text:number-lines="false" text:line-number="0"/>
      <style:text-properties style:font-name="Spranq eco sans" fo:font-weight="bold" style:font-weight-asian="bold"/>
    </style:style>
    <style:style style:name="PSDS_20_-_20_Marcadores_20_Nivel_20_1" style:display-name="PSDS - Marcadores Nivel 1" style:family="paragraph" style:parent-style-name="PSDS_20_-_20_Corpo_20_de_20_Texto" style:default-outline-level="">
      <style:paragraph-properties fo:margin="100%" fo:margin-left="0cm" fo:margin-right="0cm" fo:margin-top="0cm" fo:margin-bottom="0cm" fo:text-indent="0cm" style:auto-text-indent="false">
        <style:tab-stops>
          <style:tab-stop style:position="0cm"/>
        </style:tab-stops>
      </style:paragraph-properties>
      <style:text-properties fo:font-size="12pt" fo:font-weight="bold" style:font-size-asian="12pt" style:font-weight-asian="bold"/>
    </style:style>
    <style:style style:name="PSDS_20_-_20_Fluxo_20_Principal_20_-_20_Descricao" style:display-name="PSDS - Fluxo Principal - Descricao" style:family="paragraph" style:parent-style-name="PSDS_20_-_20_Corpo_20_de_20_Texto" style:default-outline-level="">
      <style:paragraph-properties fo:margin="100%" fo:margin-left="1.905cm" fo:margin-right="0cm" fo:margin-top="0.049cm" fo:margin-bottom="0.049cm" fo:text-indent="-0.635cm" style:auto-text-indent="false">
        <style:tab-stops>
          <style:tab-stop style:position="13.335cm"/>
        </style:tab-stops>
      </style:paragraph-properties>
    </style:style>
    <style:style style:name="PSDS_20_-_20_Fluxo_20_Principal_20_-_20_Titulo" style:display-name="PSDS - Fluxo Principal - Titulo" style:family="paragraph" style:parent-style-name="PSDS_20_-_20_Fluxo_20_Principal_20_-_20_Descricao" style:default-outline-level="">
      <style:text-properties fo:font-weight="bold" style:font-weight-asian="bold"/>
    </style:style>
    <style:style style:name="PSDS_20_-_20_Fluxo_20_Alternativo_20_-_20_Descricao" style:display-name="PSDS - Fluxo Alternativo - Descricao" style:family="paragraph" style:parent-style-name="PSDS_20_-_20_Corpo_20_de_20_Texto" style:default-outline-level="">
      <style:paragraph-properties fo:margin="100%" fo:margin-left="1.905cm" fo:margin-right="0cm" fo:margin-top="0.049cm" fo:margin-bottom="0.049cm" fo:text-indent="-0.635cm" style:auto-text-indent="false">
        <style:tab-stops>
          <style:tab-stop style:position="13.335cm"/>
        </style:tab-stops>
      </style:paragraph-properties>
    </style:style>
    <style:style style:name="PSDS_20_-_20_Fluxo_20_de_20_Excecao_20_-_20_Descricao" style:display-name="PSDS - Fluxo de Excecao - Descricao" style:family="paragraph" style:parent-style-name="PSDS_20_-_20_Fluxo_20_Principal_20_-_20_Descricao" style:default-outline-level=""/>
    <style:style style:name="PSDS_20_-_20_Fluxo_20_Alternativo_20_-_20_Titulo" style:display-name="PSDS - Fluxo Alternativo - Titulo" style:family="paragraph" style:parent-style-name="PSDS_20_-_20_Fluxo_20_Alternativo_20_-_20_Descricao" style:default-outline-level="">
      <style:text-properties fo:font-weight="bold" style:font-weight-asian="bold"/>
    </style:style>
    <style:style style:name="PSDS_20_-_20_Fluxo_20_de_20_Excecao_20_-_20_Titulo" style:display-name="PSDS - Fluxo de Excecao - Titulo" style:family="paragraph" style:parent-style-name="PSDS_20_-_20_Fluxo_20_de_20_Excecao_20_-_20_Descricao" style:default-outline-level="">
      <style:text-properties fo:font-weight="bold" style:font-weight-asian="bold"/>
    </style:style>
    <style:style style:name="PSDS_20_-_20_Ponto_20_de_20_Extensao" style:display-name="PSDS - Ponto de Extensao" style:family="paragraph" style:parent-style-name="PSDS_20_-_20_Fluxo_20_Principal_20_-_20_Descricao" style:default-outline-level="">
      <style:text-properties fo:font-weight="bold" style:font-weight-asian="bold"/>
    </style:style>
    <style:style style:name="PSDS_20_-_20_Corpo_20_de_20_Item" style:display-name="PSDS - Corpo de Item" style:family="paragraph" style:parent-style-name="PSDS_20_-_20_Corpo_20_de_20_Texto" style:default-outline-level="">
      <style:paragraph-properties fo:margin="100%" fo:margin-left="1.251cm" fo:margin-right="0cm" fo:margin-top="0cm" fo:margin-bottom="0cm" fo:text-indent="0cm" style:auto-text-indent="false"/>
    </style:style>
    <style:style style:name="PSDS_20_-_20_Criterio_20_de_20_Aceite_20_-_20_Titulo" style:display-name="PSDS - Criterio de Aceite - Titulo" style:family="paragraph" style:parent-style-name="PSDS_20_-_20_Fluxo_20_Principal_20_-_20_Descricao" style:default-outline-level="">
      <style:paragraph-properties fo:margin-top="0.199cm" fo:margin-bottom="0.199cm"/>
      <style:text-properties fo:font-weight="bold" style:font-weight-asian="bold"/>
    </style:style>
    <style:style style:name="PSDS_20_-_20_Criterio_20_de_20_Aceite_20_-_20_Descricao" style:display-name="PSDS - Criterio de Aceite - Descricao" style:family="paragraph" style:parent-style-name="PSDS_20_-_20_Fluxo_20_Principal_20_-_20_Descricao" style:default-outline-level="">
      <style:paragraph-properties fo:margin="100%" fo:margin-left="0cm" fo:margin-right="0cm" fo:margin-top="0cm" fo:margin-bottom="0cm" fo:text-indent="2.54cm" style:auto-text-indent="false"/>
    </style:style>
    <style:style style:name="Conteúdo_20_de_20_tabela" style:display-name="Conteúdo de tabela" style:family="paragraph" style:parent-style-name="Padrão" style:default-outline-level="">
      <style:paragraph-properties text:number-lines="false" text:line-number="0"/>
    </style:style>
    <style:style style:name="Rodapé" style:family="paragraph" style:parent-style-name="Padrão" style:default-outline-level="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beçalho" style:family="paragraph" style:parent-style-name="Padrão" style:default-outline-level="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ítulo_20_de_20_tabela" style:display-name="Título de tabela" style:family="paragraph" style:parent-style-name="Conteúdo_20_de_20_tabe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SDS_20_-_20_Marcadores_20_Nivel_20_2" style:display-name="PSDS - Marcadores Nivel 2" style:family="paragraph" style:parent-style-name="Padrão" style:default-outline-level="">
      <style:paragraph-properties fo:margin-top="0.071cm" fo:margin-bottom="0.071cm" fo:orphans="2" fo:widows="2" fo:hyphenation-ladder-count="no-limit"/>
      <style:text-properties fo:font-size="12pt" fo:font-weight="bold" style:font-name-asian="Times New Roman1" style:font-size-asian="12pt" style:font-weight-asian="bold" style:font-size-complex="10pt" fo:hyphenate="true" fo:hyphenation-remain-char-count="2" fo:hyphenation-push-char-count="2"/>
    </style:style>
    <style:style style:name="capa1" style:family="paragraph" style:parent-style-name="Padrão" style:default-outline-level="">
      <style:paragraph-properties fo:margin="100%" fo:margin-left="0cm" fo:margin-right="0.981cm" fo:margin-top="0cm" fo:margin-bottom="0.106cm" fo:text-align="end" style:justify-single-word="false" fo:hyphenation-ladder-count="no-limit" fo:text-indent="0cm" style:auto-text-indent="false"/>
      <style:text-properties fo:color="#ffffff" fo:font-size="26pt" fo:font-weight="bold" style:font-name-asian="Times New Roman1" style:font-size-asian="26pt" style:font-weight-asian="bold" style:font-size-complex="10pt" fo:hyphenate="true" fo:hyphenation-remain-char-count="2" fo:hyphenation-push-char-count="2"/>
    </style:style>
    <style:style style:name="Normal_20__28_Web_29_" style:display-name="Normal (Web)" style:family="paragraph" style:parent-style-name="Padrão" style:default-outline-level="">
      <style:paragraph-properties fo:margin-top="0.176cm" fo:margin-bottom="0.176cm" fo:orphans="2" fo:widows="2" fo:hyphenation-ladder-count="no-limit"/>
      <style:text-properties fo:font-size="10pt" style:font-name-asian="Arial Unicode MS1" style:font-size-asian="10pt" style:font-name-complex="Arial2" style:font-size-complex="10pt" fo:hyphenate="true" fo:hyphenation-remain-char-count="2" fo:hyphenation-push-char-count="2"/>
    </style:style>
    <style:style style:name="psds-corpodetexto" style:family="paragraph" style:parent-style-name="Padrão" style:default-outline-level="">
      <style:paragraph-properties fo:margin-top="0.176cm" fo:margin-bottom="0.176cm" fo:orphans="2" fo:widows="2" fo:hyphenation-ladder-count="no-limit"/>
      <style:text-properties style:font-name="Arial Unicode MS" fo:font-size="12pt" style:font-name-asian="Arial Unicode MS1" style:font-size-asian="12pt" style:font-name-complex="Arial Unicode MS1" fo:hyphenate="true" fo:hyphenation-remain-char-count="2" fo:hyphenation-push-char-count="2"/>
    </style:style>
    <style:style style:name="psds-corpodeitem" style:family="paragraph" style:parent-style-name="Padrão" style:default-outline-level="">
      <style:paragraph-properties fo:margin-top="0.176cm" fo:margin-bottom="0.176cm" fo:orphans="2" fo:widows="2" fo:hyphenation-ladder-count="no-limit"/>
      <style:text-properties style:font-name="Arial Unicode MS" fo:font-size="12pt" style:font-name-asian="Arial Unicode MS1" style:font-size-asian="12pt" style:font-name-complex="Arial Unicode MS1" fo:hyphenate="true" fo:hyphenation-remain-char-count="2" fo:hyphenation-push-char-count="2"/>
    </style:style>
    <style:style style:name="western" style:family="paragraph" style:parent-style-name="Padrão" style:default-outline-level="">
      <style:paragraph-properties fo:margin-top="0.049cm" fo:margin-bottom="0.21cm" fo:orphans="2" fo:widows="2" fo:hyphenation-ladder-count="no-limit"/>
      <style:text-properties style:font-name="Arial Unicode MS" fo:font-size="12pt" style:font-name-asian="Arial Unicode MS1" style:font-size-asian="12pt" style:font-name-complex="Arial Unicode MS1" fo:hyphenate="true" fo:hyphenation-remain-char-count="2" fo:hyphenation-push-char-count="2"/>
    </style:style>
    <style:style style:name="annotation_20_text" style:display-name="annotation text" style:family="paragraph" style:parent-style-name="Padrão" style:default-outline-level="">
      <style:text-properties fo:font-size="10pt" style:font-size-asian="10pt" style:language-asian="zh" style:country-asian="CN" style:font-name-complex="Arial2" style:font-size-complex="10pt"/>
    </style:style>
    <style:style style:name="Balloon_20_Text" style:display-name="Balloon Text" style:family="paragraph" style:parent-style-name="Padrão" style:default-outline-level="">
      <style:text-properties style:font-name="Tahoma" fo:font-size="8pt" style:font-size-asian="8pt" style:font-name-complex="Tahoma1" style:font-size-complex="8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name-complex="Times New Roman1" style:font-weight-complex="bold"/>
    </style:style>
    <style:style style:name="Header" style:family="paragraph" style:parent-style-name="Default_20_Style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Default_20_Style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Default_20_Style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2z0" style:family="text">
      <style:text-properties fo:font-style="normal" fo:font-weight="bold" style:font-style-asian="normal" style:font-weight-asian="bold"/>
    </style:style>
    <style:style style:name="WW8Num3z0" style:family="text">
      <style:text-properties fo:font-style="normal" fo:font-weight="bold" style:font-style-asian="normal" style:font-weight-asian="bold"/>
    </style:style>
    <style:style style:name="WW8Num4z0" style:family="text">
      <style:text-properties fo:font-style="normal" fo:font-weight="bold" style:font-style-asian="normal" style:font-weight-asian="bold"/>
    </style:style>
    <style:style style:name="WW8Num5z0" style:family="text">
      <style:text-properties fo:font-style="normal" fo:font-weight="bold" style:font-style-asian="normal" style:font-weight-asian="bold"/>
    </style:style>
    <style:style style:name="WW8Num6z0" style:family="text">
      <style:text-properties fo:font-style="normal" fo:font-weight="bold" style:font-style-asian="normal" style:font-weight-asian="bold"/>
    </style:style>
    <style:style style:name="WW8Num11z0" style:family="text">
      <style:text-properties style:font-name="Times New Roman" style:font-name-asian="DejaVu Sans" style:font-name-complex="Times New Roman1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5z3" style:family="text">
      <style:text-properties fo:color="#000000" style:font-name="Arial1" fo:font-size="12pt" fo:font-style="normal" fo:font-weight="bold" style:font-size-asian="12pt" style:font-style-asian="normal" style:font-weight-asian="bold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Link_20_da_20_Internet" style:display-name="Link da Internet" style:family="text" style:parent-style-name="Default_20_Paragraph_20_Font">
      <style:text-properties fo:color="#0000ff"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Arial1" style:font-name-asian="DejaVu Sans"/>
    </style:style>
    <style:style style:name="Texto_20_de_20_comentário_20_Char1" style:display-name="Texto de comentário Char1" style:family="text" style:parent-style-name="Default_20_Paragraph_20_Font">
      <style:text-properties style:font-name="Arial1" style:font-name-asian="DejaVu Sans" style:language-asian="zh" style:country-asian="CN" style:font-name-complex="Arial2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DejaVu Sans" style:font-size-asian="8pt" style:font-name-complex="Tahoma1" style:font-size-complex="8pt"/>
    </style:style>
    <style:style style:name="Assunto_20_do_20_comentário_20_Char" style:display-name="Assunto do comentário Char" style:family="text" style:parent-style-name="Texto_20_de_20_comentário_20_Char1">
      <style:text-properties style:font-name="Arial1" fo:font-weight="bold" style:font-name-asian="DejaVu Sans" style:language-asian="zh" style:country-asian="CN" style:font-weight-asian="bold" style:font-name-complex="Arial2" style:font-weight-complex="bold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fo:font-style="normal" fo:font-weight="bold" style:font-style-asian="normal" style:font-weight-asian="bold"/>
    </style:style>
    <style:style style:name="ListLabel_20_7" style:display-name="ListLabel 7" style:family="text">
      <style:text-properties fo:font-style="normal" fo:font-weight="bold" style:font-style-asian="normal" style:font-weight-asian="bold"/>
    </style:style>
    <style:style style:name="ListLabel_20_8" style:display-name="ListLabel 8" style:family="text">
      <style:text-properties fo:font-style="normal" fo:font-weight="bold" style:font-style-asian="normal" style:font-weight-asian="bold"/>
    </style:style>
    <style:style style:name="ListLabel_20_9" style:display-name="ListLabel 9" style:family="text">
      <style:text-properties fo:font-style="normal" fo:font-weight="bold" style:font-style-asian="normal" style:font-weight-asian="bold"/>
    </style:style>
    <style:style style:name="ListLabel_20_10" style:display-name="ListLabel 10" style:family="text">
      <style:text-properties fo:font-style="normal" fo:font-weight="bold" style:font-style-asian="normal" style:font-weight-asian="bold"/>
    </style:style>
    <style:style style:name="ListLabel_20_11" style:display-name="ListLabel 11" style:family="text">
      <style:text-properties fo:font-style="normal" fo:font-weight="bold" style:font-style-asian="normal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1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" style:num-suffix=".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1" style:num-suffix=".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1" style:num-suffix=".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" style:num-suffix=".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1" style:num-suffix=".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SDS_20_-_20_Cabecalho">
      <style:paragraph-properties fo:margin-left="-1.217cm" fo:margin-right="-1.976cm" fo:margin-top="0cm" fo:margin-bottom="0.353cm" style:line-height-at-least="0.42cm" fo:text-indent="-0.053cm" style:auto-text-indent="false" text:number-lines="false" text:line-number="0">
        <style:tab-stops>
          <style:tab-stop style:position="11.917cm" style:type="right"/>
          <style:tab-stop style:position="13.134cm" style:type="right"/>
          <style:tab-stop style:position="14.351cm" style:type="right"/>
          <style:tab-stop style:position="15.568cm" style:type="right"/>
          <style:tab-stop style:position="16.785cm" style:type="right"/>
          <style:tab-stop style:position="18.002cm" style:type="right"/>
        </style:tab-stops>
      </style:paragraph-properties>
      <style:text-properties style:font-name="Arial1" fo:font-size="8pt" style:font-size-asian="8pt" style:font-name-complex="Arial2" style:font-size-complex="8pt"/>
    </style:style>
    <style:page-layout style:name="Mpm1">
      <style:page-layout-properties fo:page-width="29.7cm" fo:page-height="21.001cm" style:num-format="1" style:print-orientation="landscape" fo:margin-top="1.27cm" fo:margin-bottom="1.27cm" fo:margin-left="3.175cm" fo:margin-right="2.86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20:59:00</meta:creation-date>
    <meta:initial-creator>Filipe Antonio Teles Mendes</meta:initial-creator>
    <meta:print-date>2013-02-27T19:00:00</meta:print-date>
    <dc:date>2013-08-20T15:49:16</dc:date>
    <meta:editing-cycles>12</meta:editing-cycles>
    <meta:editing-duration>PT17M17S</meta:editing-duration>
    <meta:generator>LibreOffice/3.5$Linux_X86_64 LibreOffice_project/350m1$Build-2</meta:generator>
    <meta:document-statistic meta:table-count="1" meta:image-count="0" meta:object-count="0" meta:page-count="5" meta:paragraph-count="128" meta:word-count="439" meta:character-count="2678" meta:non-whitespace-character-count="2349"/>
    <meta:template xlink:type="simple" xlink:actuate="onRequest" xlink:title="GR_EspecificacaoRegrasNegocio.doc" xlink:href=""/>
  </office:meta>
</office:document-meta>
</file>